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476042" draw:textarea-horizontal-align="justify" draw:textarea-vertical-align="middle" draw:auto-grow-height="false" fo:min-height="0.812cm" fo:min-width="0.562cm"/>
    </style:style>
    <style:style style:name="gr2" style:family="graphic" style:parent-style-name="objectwithoutfill">
      <style:graphic-properties svg:stroke-color="#476042" draw:marker-end="Arrow" draw:marker-end-width="0.3cm" draw:fill="none" draw:textarea-vertical-align="middle"/>
    </style:style>
    <style:style style:name="gr3" style:family="graphic" style:parent-style-name="standard">
      <style:graphic-properties draw:fill-color="#f17c0b" draw:textarea-horizontal-align="justify" draw:textarea-vertical-align="middle" draw:auto-grow-height="false" fo:min-height="0.812cm" fo:min-width="0.562cm"/>
    </style:style>
    <style:style style:name="gr4" style:family="graphic" style:parent-style-name="objectwithoutfill">
      <style:graphic-properties svg:stroke-color="#f17c0b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476042"/>
      <style:paragraph-properties fo:text-align="center"/>
      <style:text-properties fo:color="#ffff66" fo:font-size="18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17c0b"/>
      <style:paragraph-properties fo:text-align="center"/>
      <style:text-properties fo:color="#ffff66" fo:font-size="18pt" fo:font-weight="bold" style:font-size-asian="18pt" style:font-size-complex="18pt"/>
    </style:style>
    <style:style style:name="T1" style:family="text">
      <style:text-properties fo:color="#ffff66" fo:font-size="18pt" fo:font-weight="bold" style:font-size-asian="18pt" style:font-size-complex="18pt"/>
    </style:style>
    <style:style style:name="T2" style:family="text">
      <style:text-properties fo:color="#ffff66" style:text-position="-33% 58%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.5cm" svg:height="1.5cm" svg:x="6.8cm" svg:y="4.6cm">
            <text:p text:style-name="P1"><text:span text:style-name="T1">X</text:span><text:span text:style-name="T2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5cm" svg:height="1.5cm" svg:x="11.2cm" svg:y="4.6cm">
            <text:p text:style-name="P1"><text:span text:style-name="T1">X</text:span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draw:layer="layout" svg:width="1.5cm" svg:height="1.5cm" svg:x="4.1cm" svg:y="8.534cm">
          <text:p text:style-name="P1"><text:span text:style-name="T1">H</text:span><text:span text:style-name="T2">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6.551cm" svg:y="8.534cm">
          <text:p text:style-name="P1"><text:span text:style-name="T1">H</text:span><text:span text:style-name="T2">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9.002cm" svg:y="8.534cm">
          <text:p text:style-name="P1"><text:span text:style-name="T1">H</text:span><text:span text:style-name="T2">0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11.452cm" svg:y="8.534cm">
          <text:p text:style-name="P1"><text:span text:style-name="T1">H</text:span><text:span text:style-name="T2">0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13.9cm" svg:y="8.534cm">
          <text:p text:style-name="P1"><text:span text:style-name="T1">H</text:span><text:span text:style-name="T2">0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2" draw:layer="layout" svg:width="1.5cm" svg:height="1.5cm" svg:x="6.8cm" svg:y="12.469cm">
            <text:p text:style-name="P1"><text:span text:style-name="T1">H</text:span><text:span text:style-name="T2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5cm" svg:height="1.5cm" svg:x="11.2cm" svg:y="12.469cm">
            <text:p text:style-name="P1"><text:span text:style-name="T1">H</text:span><text:span text:style-name="T2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draw:layer="layout" svg:width="1.5cm" svg:height="1.5cm" svg:x="9cm" svg:y="16.4cm">
          <text:p text:style-name="P1"><text:span text:style-name="T1">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5cm" svg:y1="6.1cm" svg:x2="5.2cm" svg:y2="8.6cm">
          <text:p/>
        </draw:line>
        <draw:line draw:style-name="gr2" draw:text-style-name="P3" draw:layer="layout" svg:x1="7.5cm" svg:y1="6.1cm" svg:x2="7.3cm" svg:y2="8.6cm">
          <text:p/>
        </draw:line>
        <draw:line draw:style-name="gr2" draw:text-style-name="P3" draw:layer="layout" svg:x1="7.5cm" svg:y1="6.1cm" svg:x2="9.7cm" svg:y2="8.6cm">
          <text:p/>
        </draw:line>
        <draw:line draw:style-name="gr2" draw:text-style-name="P3" draw:layer="layout" svg:x1="7.5cm" svg:y1="6.1cm" svg:x2="12.2cm" svg:y2="8.6cm">
          <text:p/>
        </draw:line>
        <draw:line draw:style-name="gr2" draw:text-style-name="P3" draw:layer="layout" svg:x1="7.5cm" svg:y1="6.1cm" svg:x2="14.5cm" svg:y2="8.6cm">
          <text:p/>
        </draw:line>
        <draw:line draw:style-name="gr2" draw:text-style-name="P3" draw:layer="layout" svg:x1="11.9cm" svg:y1="6.1cm" svg:x2="5.3cm" svg:y2="8.7cm">
          <text:p/>
        </draw:line>
        <draw:line draw:style-name="gr2" draw:text-style-name="P3" draw:layer="layout" svg:x1="11.9cm" svg:y1="6.1cm" svg:x2="7.4cm" svg:y2="8.6cm">
          <text:p/>
        </draw:line>
        <draw:line draw:style-name="gr2" draw:text-style-name="P3" draw:layer="layout" svg:x1="11.9cm" svg:y1="6.1cm" svg:x2="9.8cm" svg:y2="8.6cm">
          <text:p/>
        </draw:line>
        <draw:line draw:style-name="gr2" draw:text-style-name="P3" draw:layer="layout" svg:x1="11.9cm" svg:y1="6.1cm" svg:x2="12.2cm" svg:y2="8.6cm">
          <text:p/>
        </draw:line>
        <draw:line draw:style-name="gr2" draw:text-style-name="P3" draw:layer="layout" svg:x1="11.9cm" svg:y1="6.1cm" svg:x2="14.7cm" svg:y2="8.6cm">
          <text:p/>
        </draw:line>
        <draw:line draw:style-name="gr2" draw:text-style-name="P3" draw:layer="layout" svg:x1="4.9cm" svg:y1="10cm" svg:x2="7.3cm" svg:y2="12.6cm">
          <text:p/>
        </draw:line>
        <draw:line draw:style-name="gr2" draw:text-style-name="P3" draw:layer="layout" svg:x1="7.3cm" svg:y1="10cm" svg:x2="7.5cm" svg:y2="12.5cm">
          <text:p/>
        </draw:line>
        <draw:line draw:style-name="gr2" draw:text-style-name="P3" draw:layer="layout" svg:x1="4.9cm" svg:y1="10cm" svg:x2="11.6cm" svg:y2="12.6cm">
          <text:p/>
        </draw:line>
        <draw:line draw:style-name="gr2" draw:text-style-name="P3" draw:layer="layout" svg:x1="9.8cm" svg:y1="10cm" svg:x2="11.9cm" svg:y2="12.5cm">
          <text:p/>
        </draw:line>
        <draw:line draw:style-name="gr2" draw:text-style-name="P3" draw:layer="layout" svg:x1="7.3cm" svg:y1="10cm" svg:x2="11.8cm" svg:y2="12.5cm">
          <text:p/>
        </draw:line>
        <draw:line draw:style-name="gr2" draw:text-style-name="P3" draw:layer="layout" svg:x1="12.2cm" svg:y1="10cm" svg:x2="12.1cm" svg:y2="12.5cm">
          <text:p/>
        </draw:line>
        <draw:line draw:style-name="gr2" draw:text-style-name="P3" draw:layer="layout" svg:x1="14.7cm" svg:y1="10cm" svg:x2="12.3cm" svg:y2="12.6cm">
          <text:p/>
        </draw:line>
        <draw:line draw:style-name="gr2" draw:text-style-name="P3" draw:layer="layout" svg:x1="9.8cm" svg:y1="10cm" svg:x2="7.5cm" svg:y2="12.5cm">
          <text:p/>
        </draw:line>
        <draw:line draw:style-name="gr2" draw:text-style-name="P3" draw:layer="layout" svg:x1="12.2cm" svg:y1="10cm" svg:x2="7.8cm" svg:y2="12.5cm">
          <text:p/>
        </draw:line>
        <draw:line draw:style-name="gr2" draw:text-style-name="P3" draw:layer="layout" svg:x1="14.7cm" svg:y1="10cm" svg:x2="8cm" svg:y2="12.7cm">
          <text:p/>
        </draw:line>
        <draw:line draw:style-name="gr2" draw:text-style-name="P3" draw:layer="layout" svg:x1="7.6cm" svg:y1="14cm" svg:x2="9.5cm" svg:y2="16.5cm">
          <text:p/>
        </draw:line>
        <draw:line draw:style-name="gr2" draw:text-style-name="P3" draw:layer="layout" svg:x1="11.9cm" svg:y1="13.9cm" svg:x2="10.1cm" svg:y2="16.5cm">
          <text:p/>
        </draw:line>
        <draw:custom-shape draw:style-name="gr3" draw:text-style-name="P4" draw:layer="layout" svg:width="1.5cm" svg:height="1.5cm" svg:x="14.4cm" svg:y="4.6cm">
          <text:p text:style-name="P1"><text:span text:style-name="T1">B</text:span><text:span text:style-name="T2">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cm" svg:height="1.5cm" svg:x="16.851cm" svg:y="4.6cm">
          <text:p text:style-name="P1"><text:span text:style-name="T1">B</text:span><text:span text:style-name="T2">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cm" svg:height="1.5cm" svg:x="19.302cm" svg:y="4.6cm">
          <text:p text:style-name="P1"><text:span text:style-name="T1">B</text:span><text:span text:style-name="T2">0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cm" svg:height="1.5cm" svg:x="21.752cm" svg:y="4.6cm">
          <text:p text:style-name="P1"><text:span text:style-name="T1">B</text:span><text:span text:style-name="T2">0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cm" svg:height="1.5cm" svg:x="24.2cm" svg:y="4.6cm">
          <text:p text:style-name="P1"><text:span text:style-name="T1">B</text:span><text:span text:style-name="T2">0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5cm" svg:y1="6.1cm" svg:x2="5.5cm" svg:y2="8.9cm">
          <text:p/>
        </draw:line>
        <draw:line draw:style-name="gr4" draw:text-style-name="P3" draw:layer="layout" svg:x1="17.4cm" svg:y1="6.1cm" svg:x2="7.9cm" svg:y2="8.9cm">
          <text:p/>
        </draw:line>
        <draw:line draw:style-name="gr4" draw:text-style-name="P3" draw:layer="layout" svg:x1="19.9cm" svg:y1="6.1cm" svg:x2="10.4cm" svg:y2="8.9cm">
          <text:p/>
        </draw:line>
        <draw:line draw:style-name="gr4" draw:text-style-name="P3" draw:layer="layout" svg:x1="22.3cm" svg:y1="6.1cm" svg:x2="12.8cm" svg:y2="8.9cm">
          <text:p/>
        </draw:line>
        <draw:line draw:style-name="gr4" draw:text-style-name="P3" draw:layer="layout" svg:x1="24.7cm" svg:y1="6.1cm" svg:x2="15.2cm" svg:y2="8.9cm">
          <text:p/>
        </draw:line>
        <draw:custom-shape draw:style-name="gr3" draw:text-style-name="P4" draw:layer="layout" svg:width="1.5cm" svg:height="1.5cm" svg:x="17.2cm" svg:y="8.534cm">
          <text:p text:style-name="P1"><text:span text:style-name="T1">B</text:span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cm" svg:height="1.5cm" svg:x="21.6cm" svg:y="8.534cm">
          <text:p text:style-name="P1"><text:span text:style-name="T1">B</text:span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7.7cm" svg:y1="10cm" svg:x2="8.3cm" svg:y2="13cm">
          <text:p/>
        </draw:line>
        <draw:line draw:style-name="gr4" draw:text-style-name="P3" draw:layer="layout" svg:x1="22cm" svg:y1="9.9cm" svg:x2="12.6cm" svg:y2="12.9cm">
          <text:p/>
        </draw:line>
        <draw:custom-shape draw:style-name="gr3" draw:text-style-name="P4" draw:layer="layout" svg:width="1.5cm" svg:height="1.5cm" svg:x="19.3cm" svg:y="12.469cm">
          <text:p text:style-name="P1"><text:span text:style-name="T1">B</text:span><text:span text:style-name="T2">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9.7cm" svg:y1="13.9cm" svg:x2="10.4cm" svg:y2="16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06:39:10.458015763</meta:creation-date>
    <dc:date>2018-03-07T14:01:10.072568648</dc:date>
    <meta:editing-duration>PT1H13M45S</meta:editing-duration>
    <meta:editing-cycles>9</meta:editing-cycles>
    <meta:generator>LibreOffice/6.0.2.1$Linux_X86_64 LibreOffice_project/00m0$Build-1</meta:generator>
    <meta:document-statistic meta:object-count="50"/>
  </office:meta>
</office:document-meta>
</file>